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9" style:family="paragraph" style:parent-style-name="paragrafo">
      <style:text-properties fo:language="it" fo:country="IT"/>
    </style:style>
    <style:style style:name="P10" style:family="paragraph" style:parent-style-name="titolo">
      <style:text-properties fo:language="it" fo:country="IT"/>
    </style:style>
    <style:style style:name="P11"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2"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3" style:family="paragraph" style:parent-style-name="testo_20_normale">
      <style:paragraph-properties fo:margin-left="0in" fo:margin-right="0in" fo:text-align="justify" style:justify-single-word="false" fo:text-indent="0in" style:auto-text-indent="false">
        <style:tab-stops/>
      </style:paragraph-properties>
      <style:text-properties style:use-window-font-color="true"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font-size="12pt" fo:language="it" fo:country="IT" style:font-size-asian="12pt" style:font-size-complex="12pt"/>
    </style:style>
    <style:style style:name="P15" style:family="paragraph" style:parent-style-name="titolo" style:master-page-name="Standard">
      <style:paragraph-properties style:page-number="auto"/>
      <style:text-properties fo:language="it" fo:country="IT"/>
    </style:style>
    <style:style style:name="P16" style:family="paragraph" style:parent-style-name="testo_20_normale" style:list-style-name="L1">
      <style:paragraph-properties fo:text-align="justify" style:justify-single-word="false"/>
      <style:text-properties fo:language="it" fo:country="IT"/>
    </style:style>
    <style:style style:name="P17" style:family="paragraph" style:parent-style-name="testo_20_normale" style:list-style-name="L2">
      <style:paragraph-properties fo:text-align="justify" style:justify-single-word="false">
        <style:tab-stops/>
      </style:paragraph-properties>
      <style:text-properties fo:language="it" fo:country="IT"/>
    </style:style>
    <style:style style:name="P18" style:family="paragraph" style:parent-style-name="testo_20_normale" style:list-style-name="L3">
      <style:paragraph-properties fo:text-align="justify" style:justify-single-word="false">
        <style:tab-stops/>
      </style:paragraph-properties>
      <style:text-properties fo:language="it" fo:country="IT"/>
    </style:style>
    <style:style style:name="P19" style:family="paragraph" style:parent-style-name="testo_20_normale" style:list-style-name="L4">
      <style:paragraph-properties fo:text-align="justify" style:justify-single-word="false">
        <style:tab-stops/>
      </style:paragraph-properties>
      <style:text-properties fo:language="it" fo:country="IT"/>
    </style:style>
    <style:style style:name="P20"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1" style:family="paragraph" style:parent-style-name="testo_20_normale" style:list-style-name="L5">
      <style:paragraph-properties fo:margin-left="0in" fo:margin-right="0in" fo:text-align="justify" style:justify-single-word="false" fo:text-indent="0in" style:auto-text-indent="false">
        <style:tab-stops/>
      </style:paragraph-properties>
      <style:text-properties fo:language="it" fo:country="IT"/>
    </style:style>
    <style:style style:name="P22" style:family="paragraph" style:parent-style-name="testo_20_normale">
      <style:paragraph-properties fo:margin-left="0in" fo:margin-right="0in" fo:text-align="justify" style:justify-single-word="false" fo:text-indent="0in" style:auto-text-indent="false">
        <style:tab-stops/>
      </style:paragraph-properties>
      <style:text-properties style:use-window-font-color="true" fo:language="it" fo:country="IT"/>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fo:color="#ff0000"/>
    </style:style>
    <style:style style:name="T4" style:family="text">
      <style:text-properties fo:color="#ff0000" style:font-name="Arial" fo:language="it" fo:country="IT"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nalisi del problema</text:p>
      <text:p text:style-name="P2"/>
      <text:p text:style-name="P2"/>
      <text:p text:style-name="P9">Stazioni e applicazioni</text:p>
      <text:p text:style-name="P2">Si deve realizzare una simulazione di trasmissione WiFi in cui:</text:p>
      <text:list xml:id="list1147369131" text:style-name="WWNum1">
        <text:list-item>
          <text:p text:style-name="P20">sono presenti 4 stazioni</text:p>
        </text:list-item>
        <text:list-item>
          <text:p text:style-name="P20">sta1, sta2, st4 si vedono</text:p>
        </text:list-item>
        <text:list-item>
          <text:p text:style-name="P20">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l'apparato di trasmissione esente da guasti.</text:p>
      <text:p text:style-name="P2"/>
      <text:p text:style-name="P9">Mezzo condiviso</text:p>
      <text:p text:style-name="P2">Il mezzo condiviso simula la comunicazione via etere ed è comune a tutte le stazioni.</text:p>
      <text:list xml:id="list520408071" text:continue-numbering="true" text:style-name="WWNum1">
        <text:list-item>
          <text:p text:style-name="P20">le stazioni trasmetteranno verso il mezzo condiviso</text:p>
        </text:list-item>
        <text:list-item>
          <text:p text:style-name="P20">il mezzo condiviso trasmetterà verso tutte le stazioni</text:p>
        </text:list-item>
      </text:list>
      <text:p text:style-name="P2"/>
      <text:p text:style-name="P2">Una simulazione corretta di trasmissione via etere avviene in questo modo (es:)</text:p>
      <text:list xml:id="list877283596" text:continue-numbering="true" text:style-name="WWNum1">
        <text:list-item>
          <text:p text:style-name="P20">sta1 vuole trasmettere verso sta2</text:p>
        </text:list-item>
        <text:list-item>
          <text:p text:style-name="P20">sta1 trasmette verso il mezzo condiviso </text:p>
        </text:list-item>
        <text:list-item>
          <text:p text:style-name="P20">il mezzo condiviso replicherà il messaggio a sta2 e sta4 (sta3 viene esclusa perché non è nel raggio di visibilità, mentre sta1 viene esclusa perché è il mittente).</text:p>
        </text:list-item>
        <text:list-item>
          <text:p text:style-name="P20">sta2 accetta il messaggio mentre sta4 lo scarta perché non è destinato a lei.</text:p>
        </text:list-item>
      </text:list>
      <text:p text:style-name="P2"/>
      <text:p text:style-name="P2">Il mezzo condiviso dovrà simulare ritardi ed errori di trasmissione:</text:p>
      <text:list xml:id="list1111809779" text:continue-numbering="true" text:style-name="WWNum1">
        <text:list-item>
          <text:p text:style-name="P20">ritardi : bisogna trattenere i pacchetti per Duration ms prima di trasmetterli</text:p>
        </text:list-item>
        <text:list-item>
          <text:p text:style-name="P20">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2">In particolare macDest e macRecv sono rispettivamente i mac address della stazione a cui si vuole spedire e della stazione dalla quale si riceve.</text:p>
      <text:p text:style-name="P2"/>
      <text:p text:style-name="P10">Scelte implementative</text:p>
      <text:p text:style-name="P9"/>
      <text:p text:style-name="P9"><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bloccante solo nel caso il buffer di ricezione locale risulterà pieno.</text:p>
      <text:p text:style-name="P2">Recv sarà bloccante, in attesa di dati.</text:p>
      <text:p text:style-name="P2">Per semplicità di implementazione i mac address di destinazione sono predefiniti.</text:p>
      <text:p text:style-name="P2">In fase di creazione del thread l'applicazione riceverà il numero ad essa associato (che dovrà coincidere con il numero della sua stazione).</text:p>
      <text:p text:style-name="P2"/>
      <text:p text:style-name="P9">Send</text:p>
      <text:p text:style-name="P1">int Send (macDest, <text:s/>buffer, lenght)<text:tab/>NOTA scrivere i tipi quando disponibili</text:p>
      <text:p text:style-name="P6">macDest<text:tab/>mac address della stazione alla quale si vuole trasmettere.</text:p>
      <text:p text:style-name="P6">buffer<text:tab/>messaggio da trasmettere. Per semplicità si può decidere di trasmettere solo messaggi sottoforma di array di caratteri</text:p>
      <text:p text:style-name="P7"><text:span text:style-name="T1">length <text:tab/>lunghezza del messaggio. Non può essere più lungo di _sr_maxbuf </text:span><text:span text:style-name="T4">(da definire</text:span><text:span text:style-name="T2">)</text:span></text:p>
      <text:p text:style-name="P2"/>
      <text:p text:style-name="P2">Send permette alle applicazioni di inviare dati alle applicazioni che si trovano entro il suo raggio di visibilità.</text:p>
      <text:p text:style-name="P2">Da un punto di vista operativo Send non fa altro che trasferire il contenuto di macDest, buffer e lenght dentro una struttura dati che rappresenta il buffer di trasmissione locale. Quest'ultimo può essere visto come una FIFO (implementata tramite puntatori) avente il seguente tracciato record:</text:p>
      <text:list xml:id="list11473691311" text:style-name="L1">
        <text:list-item>
          <text:p text:style-name="P16">id della stazione di destinazione</text:p>
        </text:list-item>
        <text:list-item>
          <text:p text:style-name="P16">numero regressivo del pacchetto</text:p>
        </text:list-item>
        <text:list-item>
          <text:p text:style-name="P16">dimensione del campo dati</text:p>
        </text:list-item>
        <text:list-item>
          <text:p text:style-name="P16">dati (max 2000 byte – stessa dimensione del payload)</text:p>
        </text:list-item>
      </text:list>
      <text:p text:style-name="P5"/>
      <text:p text:style-name="P2">Il buffer di trasmissione locale sarà protetto da una mutex che darà l'accesso esclusivo all'applicazione o alla stazione. </text:p>
      <text:p text:style-name="P4"><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
      <text:p text:style-name="P9">Recv </text:p>
      <text:p text:style-name="P1">int Recv (&amp;macRecv, &amp;buffer, &amp;length)<text:tab/>NOTA scrivere i tipi quando disponibili</text:p>
      <text:p text:style-name="P6">macRecv<text:tab/>mac address della stazione che da spedito i dati.</text:p>
      <text:p text:style-name="P6">buffer<text:tab/>messaggio da leggere. </text:p>
      <text:p text:style-name="P7"><text:span text:style-name="T1">length <text:tab/>lunghezza del messaggio. Non può essere più lungo di _sr_maxbuf </text:span><text:span text:style-name="T4">(da definire</text:span><text:span text:style-name="T2">)</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
      <text:p text:style-name="P9">Stazioni</text:p>
      <text:p text:style-name="P2">Si è scelto di implementare un thread di servizio per ogni stazione. Questo permette di simulare il comportamento della scheda WiFi della macchina.</text:p>
      <text:p text:style-name="P2"><text:soft-page-break/>Può essere visto come uno strato intermedio tra l'applicazione e il mezzo condiviso.</text:p>
      <text:p text:style-name="P2">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 applicazione e stazione comunicano tramite FIFO condivisa</text:p>
      <text:p text:style-name="P2">- stazione e mezzo condiviso comunicano tramite socket</text:p>
      <text:p text:style-name="P2"/>
      <text:p text:style-name="P2">Quindi per chiarezza</text:p>
      <text:list xml:id="list1317745950" text:continue-list="list1111809779" text:style-name="WWNum1">
        <text:list-item>
          <text:p text:style-name="P20">l'applicazione utilizzerà solo struttuta dati condivisa</text:p>
        </text:list-item>
        <text:list-item>
          <text:p text:style-name="P20">il mezzo condiviso utilizzerà solo socket</text:p>
        </text:list-item>
        <text:list-item>
          <text:p text:style-name="P20">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un'altra stazione.</text:p>
      <text:p text:style-name="P2"/>
      <text:p text:style-name="P2">La stazione deve garantire alla propria applicazione:</text:p>
      <text:list xml:id="list1761666983" text:continue-numbering="true" text:style-name="WWNum1">
        <text:list-item>
          <text:p text:style-name="P20">che i dati trasmessi vengano inviati correttamente</text:p>
        </text:list-item>
        <text:list-item>
          <text:p text:style-name="P20">che i dati ricevuti siano corretti da un punto di vista formale</text:p>
        </text:list-item>
      </text:list>
      <text:p text:style-name="P2"/>
      <text:p text:style-name="P2">Lato applicazione</text:p>
      <text:list xml:id="list939935219" text:continue-numbering="true" text:style-name="WWNum1">
        <text:list-item>
          <text:p text:style-name="P20">con il buffer di trasmissione non ci sono problemi. Appena ci sono dei dati disponibili si pacchettizzano (secondo il formato di pag.2 delle specifiche) e poi si può tentare una trasmissione verso il mezzo condiviso.</text:p>
        </text:list-item>
      </text:list>
      <text:p text:style-name="P2"/>
      <text:p text:style-name="P2">Lato mezzo condiviso</text:p>
      <text:list xml:id="list1823538449" text:continue-numbering="true" text:style-name="WWNum1">
        <text:list-item>
          <text:p text:style-name="P20">in trasmissione: bisogna gestire eventuali perdite di pacchetti e quindi la ritrasmissione</text:p>
        </text:list-item>
        <text:list-item>
          <text:p text:style-name="P20">Tutti i pacchetti non destinati alla stazione devono essere scartati.</text:p>
        </text:list-item>
      </text:list>
      <text:p text:style-name="P11"/>
      <text:p text:style-name="P9">Mezzo condiviso</text:p>
      <text:p text:style-name="P2">Fase 0</text:p>
      <text:p text:style-name="P11">Il mezzo condiviso prende i dati e li replica alle stazioni dello stesso gruppo.</text:p>
      <text:p text:style-name="P11"/>
      <text:p text:style-name="P11"/>
      <text:p text:style-name="titolo">Logica di gestione dei frame</text:p>
      <text:p text:style-name="P11"/>
      <text:p text:style-name="P11">Il mezzo condiviso fa da passante e controllore.</text:p>
      <text:p text:style-name="P12">Tutte le comunicazioni avvengono tra le stazioni a partire dalla fase di handshake, passando per la trasmissione dei dati fino ad arrivare alla chiusura.</text:p>
      <text:p text:style-name="P11"/>
      <text:p text:style-name="paragrafo">Connessione (Mezzo condiviso / Stazioni)</text:p>
      <text:p text:style-name="P12">Le stazioni si collegano al mezzo condiviso in fase di partenza e rimangono collegate per tutta la durata del processo. Successivamente non vengono accettate richieste di <text:soft-page-break/>collegamento. Il collegamento viene considerato affidabile e permanente per tutta la durata del processo.</text:p>
      <text:p text:style-name="P12">Fase di collegamento:</text:p>
      <text:p text:style-name="P12">Il mezzo condiviso è in attesa di ricevere richieste di collegamento.</text:p>
      <text:p text:style-name="P12">Le stazioni manderanno dei frame di controllo aventi la seguente configurazione:</text:p>
      <text:p text:style-name="P12">data = 0;<text:tab/><text:tab/><text:tab/><text:tab/>/* frame di controllo */ </text:p>
      <text:p text:style-name="P12">tods = 1;<text:tab/><text:tab/><text:tab/><text:tab/>/* destinato al mezzo condiviso */ </text:p>
      <text:p text:style-name="P12">scan = 1;<text:tab/><text:tab/><text:tab/><text:tab/>/* scansione: richiesta di collegamento */ </text:p>
      <text:p text:style-name="P12">addr2 = mac del mezzo <text:tab/><text:tab/>/* mac address del mezzo */ </text:p>
      <text:p text:style-name="P12">Ad ogni richiesta il mezzo apre un nuovo descrittore e memorizza i dati della stazione.</text:p>
      <text:p text:style-name="P12">Quando tutte le stazioni hanno inoltrato richiesta di collegamento allora il mezzo risponde ad ognuna settando scan = 2.</text:p>
      <text:p text:style-name="P12">A questo punto le stazioni sanno di essere collegate e possono cominciare la loro attività.</text:p>
      <text:p text:style-name="P11"/>
      <text:p text:style-name="paragrafo">Trasmissione (Stazioni)</text:p>
      <text:p text:style-name="P8">Come da protocollo 802.11 la trasmissione di un pacchetto prevede il seguente scambio di informazioni: RTS→ <text:s/>CTS← <text:s/>Dati→ <text:s/>ACK←</text:p>
      <text:p text:style-name="P8">Come da specifiche, il pacchetto si ritiene spedito anche se non si riceve l'ACK finale.</text:p>
      <text:p text:style-name="P8"/>
      <text:p text:style-name="P8">Quando una stazione vuole trasmettere ad un'altra stabilisce una durata di occupazione del mezzo e la inserisce nel campo Duration del frame pseudo 802.11</text:p>
      <text:p text:style-name="P8"/>
      <text:p text:style-name="P8">La durata del pacchetto ha solo due possibili valori:</text:p>
      <text:p text:style-name="P8">- 5 (cioè 500ms) per pacchetti tipo RTS, CTS e pacchetti di dimensione &lt; 100 bytes</text:p>
      <text:p text:style-name="P8">- 20 (cioè 2000ms) per gli altri pacchetti cioè ACK e pacchetti di dimensione &gt;= 100 bytes</text:p>
      <text:p text:style-name="P8"/>
      <text:p text:style-name="P8">Tutte le stazioni visibili ricevendo un pacchetto RTS sapranno che il canale sarà impegnato per il tempo indicato da Duration. Per tutto questo tempo le stazioni che hanno ricevuto il frame non possono occupare il canale.</text:p>
      <text:p text:style-name="P8"/>
      <text:p text:style-name="P8">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8">Le stazioni che devono spedire CTS, dati o ACK non devono aspettare (possono spedire subito)</text:p>
      <text:p text:style-name="P8"/>
      <text:p text:style-name="P8">Le stazioni non hanno modo di sapere con certezza se il mezzo condiviso è già occupato o meno. Le stazioni possono solo fare delle previsioni in base alle informazioni dedotte dal pacchetto RTS. Nel momento in cui trasmettono, se il mezzo è occupato, allora si genera una collisione.</text:p>
      <text:p text:style-name="P8"/>
      <text:p text:style-name="paragrafo">Ricezione (Stazioni)</text:p>
      <text:p text:style-name="P8">Quando una stazione spedisce un frame, tutte le altre stazioni della stessa area lo riceveranno, ma solo il destinatario potrà utilizzare quel frame. Le altre stazioni dovranno scartare il frame (a parte il frame CTS che dovrà essere considerato da tutte le stazioni al fine di calcolare la durata di occupazione del canale).</text:p>
      <text:p text:style-name="P8">Ogni frame ha un numero regressivo di tipo intero che verrà utilizzato per stabilire se la ricezione è terminata (numero = 1) o meno (numero &gt; 1).</text:p>
      <text:p text:style-name="P8">Se il frame è corrotto (CRC == 0) allora tutte le stazioni che ricevono il frame dovranno seguire le politiche di attesa causata da errore.</text:p>
      <text:p text:style-name="P8"/>
      <text:p text:style-name="paragrafo"><text:soft-page-break/>Inoltro (Mezzo Condiviso)</text:p>
      <text:p text:style-name="P8">Esistono 2 aree di copertura A1 e A2 così distribuite:</text:p>
      <text:p text:style-name="P8">STA1<text:tab/>→ A1</text:p>
      <text:p text:style-name="P8">STA2 <text:s/>→ A1</text:p>
      <text:p text:style-name="P8">STA3 <text:s/>→ A2</text:p>
      <text:p text:style-name="P8">STA4 <text:s/>→ A1 + A2</text:p>
      <text:p text:style-name="P8"/>
      <text:p text:style-name="P8">Il mezzo condiviso conosce questa associazione e quando riceve un frame verifica se è possibile accettarlo in base alla situazione contingente:</text:p>
      <text:list xml:id="list6982829451" text:style-name="L2">
        <text:list-item>
          <text:p text:style-name="P17">L'area che vuole occupare la stazione è già occupata. Il pacchetto viene scartato, mentre il pacchetto della stazione che attualmente occupa l'area viene replicato con CRC = 0 (errore)</text:p>
        </text:list-item>
        <text:list-item>
          <text:p text:style-name="P17">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
      <text:p text:style-name="P3">I pacchetti possono avere una Duration di 500 o 2000ms. In ogni caso la Select si risveglia ogni 100ms e controlla se ci sono pacchetti da spedire.</text:p>
      <text:p text:style-name="P3"><text:line-break/>Nella struttura stabuf_t vengono memorizzati i pacchetti ricevuti dalla stazioni ed in attesa di essere inoltrati. </text:p>
      <text:p text:style-name="P3">Questo serve per simulare la latenza del mezzo condiviso. </text:p>
      <text:p text:style-name="P3">Se il TDout (timer + Duration) risulta scaduto allora si inoltra il pacchetto a tutte le stazioni dell'area di visubilità.</text:p>
      <text:p text:style-name="P3">Se si riceve un pacchetto con lo stesso destinatario (es: sta1 → sta4 e sta3 → sta4) allora bisogna gestire il conflitto.</text:p>
      <text:p text:style-name="P3">La struttura stabuf_t fa riferimento ad un buffer che contiene <text:span text:style-name="T5">un solo</text:span> pacchetto per ogni stazione. Infatti ogni stazione, dopo aver spedito un pacchetto, deve aspettare una risposta prima di inviare il successivo (<text:span text:style-name="T3">o attendere la scadenza di un timeout?? da verificare)</text:span></text:p>
      <text:p text:style-name="P3"/>
      <text:p text:style-name="paragrafo">Collisioni (Mezzo Condiviso / Stazioni)</text:p>
      <text:p text:style-name="P12">Nel nostro caso l'unico problema di collisione si può presentare sulla STA4. Potrebbe verificarsi il seguente scenario:</text:p>
      <text:p text:style-name="P12">STA3 comincia la trasmissione con STA4</text:p>
      <text:p text:style-name="P12">STA1 trova l'area libera e trasmette a STA4.</text:p>
      <text:p text:style-name="P12">A questo punto si verifica una collisione perché STA4 riceve frame da due stazioni distinte.</text:p>
      <text:p text:style-name="P12">Il mezzo condiviso riesce a rilevare la situazione e reagisce nel seguente modo:</text:p>
      <text:list xml:id="list2132621495" text:style-name="L3">
        <text:list-item>
          <text:p text:style-name="P18"><text:soft-page-break/>il frame di STA3 (cioè della prima stazione che ha stabilito il collegamento con STA4) viene dichiarato corrotto (CRC = 0) ed inoltrato a STA4.</text:p>
        </text:list-item>
        <text:list-item>
          <text:p text:style-name="P18">Il frame di STA1 viene scartato dal mezzo condiviso (non viene inoltrato a destinazione)</text:p>
        </text:list-item>
      </text:list>
      <text:p text:style-name="P12">In questo caso le stazioni STA4, STA3 e STA1 dovranno seguire le politiche di attesa anche se per due motivi diversi:</text:p>
      <text:list xml:id="list396008524" text:style-name="L4">
        <text:list-item>
          <text:p text:style-name="P19">STA4 → attesa per errore</text:p>
        </text:list-item>
        <text:list-item>
          <text:p text:style-name="P19">STA1 e STA3 → attesa per mancata risposta (rispettivamente CTS e ACK)</text:p>
        </text:list-item>
      </text:list>
      <text:p text:style-name="P12"/>
      <text:p text:style-name="paragrafo">Ritrasmissione (Stazioni)</text:p>
      <text:p text:style-name="P12">la ritrasmissione può avvenire in due circostanze:</text:p>
      <text:list xml:id="list680405625" text:style-name="L5">
        <text:list-item>
          <text:p text:style-name="P21">la sequenza di inoltro del pacchetto non si è conclusa regolarmente</text:p>
        </text:list-item>
        <text:list-item>
          <text:p text:style-name="P21">si è verificata una collisione</text:p>
          <text:p text:style-name="P21">Come da specifiche, per semplicità, la prima ipotesi non la consideriamo. I dati si considerano spediti (e ricevuti dal destinatario) anche se non si riceve l'ACK (e quindi scade il timeout).</text:p>
        </text:list-item>
      </text:list>
      <text:p text:style-name="P12">In caso di collisione invece, si seguono le politiche di attesa descritte e poi si ritrasmette.</text:p>
      <text:p text:style-name="P12">Intanto si possono ricevere dati dalle applicazioni (mediante Send) finché il buffer di trasmissione locale ha capienza. Terminato lo spazio la stazione deve prendere la mutua esclusione sul buffer e rilasciarla solo quando i dati sono stati trasmessi.</text:p>
      <text:p text:style-name="P12"/>
      <text:p text:style-name="paragrafo">Attesa dopo errore o mancata risposta (Stazioni)</text:p>
      <text:p text:style-name="P12">Le stazioni si comportano allo stesso modo sia se ricevono un pacchetto affetto da errore (CRC == 0) sia se non ricevono risposta entro il tempo indicato da Duration.</text:p>
      <text:p text:style-name="P12"/>
      <text:p text:style-name="P12">In questo caso la stazione aspetta un tempo scelto casualmente tra 4 e 6 secondi (EIFS time). Passato questo tempo la stazione può ritentare la trasmissione.</text:p>
      <text:p text:style-name="P12">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12"/>
      <text:p text:style-name="P12"/>
      <text:p text:style-name="titolo">Play Game !</text:p>
      <text:p text:style-name="P11"/>
      <text:p text:style-name="P11">Segue una breve descrizione delle simulazioni disponibili.</text:p>
      <text:p text:style-name="P11"/>
      <text:p text:style-name="P12">Se una stazione non partecipa, pur non avendo parte attiva nel gioco, svolge comunque tutte le funzioni di ricezione e valutazione dei pacchetti che vengono spediti nel suo campo di ricezione elettromagnetica. Questo significa che la stazione non partecipa ma funziona!</text:p>
      <text:p text:style-name="P11"/>
      <text:p text:style-name="paragrafo">Ping Pong </text:p>
      <text:p text:style-name="P12">Le stazioni stazioni 1 e 2 si scambiano a turno un messaggio. </text:p>
      <text:p text:style-name="P12">La stazione 1 comincia.</text:p>
      <text:p text:style-name="P12">Ad ogni spedizione ciascuna stazione aggiunge il proprio identificativo al messaggio in modo da visualizzare il progressivo avanzamento della comunicazione.</text:p>
      <text:p text:style-name="P12">Le stazioni 3 e 4 non partecipano.</text:p>
      <text:p text:style-name="P12"/>
      <text:p text:style-name="paragrafo">Underground</text:p>
      <text:p text:style-name="P12"><text:soft-page-break/>Simile al Ping Pong, ma viene giocato tra 3 stazioni. La sequenza delle stazioni è la seguente: 1 → 4 → 3 → 4 → 1 → ...</text:p>
      <text:p text:style-name="P12">Da notare che vengono coinvolte entrambe le aree di copertura elettromagnetica.</text:p>
      <text:p text:style-name="P12">La stazione 2 non partecipa.</text:p>
      <text:p text:style-name="P12"/>
      <text:p text:style-name="paragrafo">Pain Chain</text:p>
      <text:p text:style-name="P14">In questo caso giocano tutte le stazioni. A turno le stazioni si scambiano un messaggio che man mano crscerà (come nei casi precedenti).</text:p>
      <text:p text:style-name="P14">L'ordine delle stazioni è il seguente: 2 → 4 → 3 → 4 → 1 → 2 → ...</text:p>
      <text:p text:style-name="P12"/>
      <text:p text:style-name="paragrafo">Crazy Ball</text:p>
      <text:p text:style-name="P13">Anche in questo caso giocano tutte le stazioni, ma il percorso del messaggio è casuale.</text:p>
      <text:p text:style-name="P13">1 può spedire a 2 e 4</text:p>
      <text:p text:style-name="P13">2 può spedire a 1 e 4</text:p>
      <text:p text:style-name="P13">3 può spedire solo a 4</text:p>
      <text:p text:style-name="P13">4 può spedire a 1, 2 e 3</text:p>
      <text:p text:style-name="P13">Comincia il gioco la stazione 4</text:p>
      <text:p text:style-name="P13"/>
      <text:p text:style-name="paragrafo">Fast &amp; Furious </text:p>
      <text:p text:style-name="P13">Questo gioco serve a testare la capacità del sistema a reagire e gestire casi di comunicazione concorrente. Il gioco si conclude in 3 mosse:</text:p>
      <text:p text:style-name="P13">STA1 manda due messaggi distinti, uno a STA2 e uno a STA4</text:p>
      <text:p text:style-name="P13">STA2 risponde a STA1</text:p>
      <text:p text:style-name="P13">STA4 risponde a STA1</text:p>
      <text:p text:style-name="P13">Potrebbe capitare che STA2 e STA4 tentino di occupare il mezzo nello stesso momento. Il sistema deve poter gestire correttamente questa situazione.</text:p>
      <text:p text:style-name="P13">Siccome tutte le stazioni appartengono alla stessa area, non ci dovrebbero essere particolari sorprese.</text:p>
      <text:p text:style-name="P13">La stazione 3 non partecipa.</text:p>
      <text:p text:style-name="P13"/>
      <text:p text:style-name="paragrafo">Fast &amp; Furious 2</text:p>
      <text:p text:style-name="P13">In questo caso il gioco si complica poiché vengono coinvolte etrambe le aree.</text:p>
      <text:p text:style-name="P13">STA4 manda tre messaggi distinti, uno a STA1, uno a STA2 e uno a STA3.</text:p>
      <text:p text:style-name="P13">Le tre stazioni dovranno rispondere.</text:p>
      <text:p text:style-name="P13">In questo caso ci sarà un conflitto in risposta poiché STA1 e STA2 non sono a conoscenza di quello che fa STA3 e viceversa. Il sistema dovrà gestire correttamente la situazione e recapitare tutte le risposte a STA4.</text:p>
      <text:p text:style-name="P13"/>
      <text:p text:style-name="paragrafo">Simple Crash</text:p>
      <text:p text:style-name="P13">Le stazioni 2 e 3 mandano contemporaneamente un messaggio alla stazione 4. E' possibile farlo poiché le due stazioni si trovano in aree elettromagnetiche distinte. </text:p>
      <text:p text:style-name="P13">Lo scontro è inevitabile. Il sistema dovrà gestire correttamente il conflitto e permettere a 4 di mandare una risposta distinta a ciascuna stazione le quali risponderanno nuovamente per concludere la comunicazione.</text:p>
      <text:p text:style-name="P13">La stazione 1 non partecipa.</text:p>
      <text:p text:style-name="P13"/>
      <text:p text:style-name="paragrafo">Mega Crash</text:p>
      <text:p text:style-name="P13">Come il precedente, solo che partecipa anche la stazione 1.</text:p>
      <text:p text:style-name="P13">Le stazioni 1, 2 e 3 spediranno contemporaneamente un messaggio a STA4, la quale risponderà e rimarrà in attesa dei messaggio conclu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3-01T09:56:25</dc:date>
    <meta:editing-duration>PT4H20M31S</meta:editing-duration>
    <meta:editing-cycles>35</meta:editing-cycles>
    <meta:generator>LibreOffice/3.5$Linux_x86 LibreOffice_project/350m1$Build-2</meta:generator>
    <dc:creator>carlo </dc:creator>
    <meta:document-statistic meta:table-count="0" meta:image-count="0" meta:object-count="0" meta:page-count="7" meta:paragraph-count="194" meta:word-count="2737" meta:character-count="16899" meta:non-whitespace-character-count="14349"/>
  </office:meta>
</office:document-meta>
</file>